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manata" svg:font-family="Samanat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3dca"/>
    </style:style>
    <style:style style:name="P2" style:family="paragraph" style:parent-style-name="Standard">
      <style:text-properties fo:font-weight="bold" officeooo:rsid="000c3dca" officeooo:paragraph-rsid="000c3dca" style:font-weight-asian="bold" style:font-weight-complex="bold"/>
    </style:style>
    <style:style style:name="P3" style:family="paragraph" style:parent-style-name="Standard">
      <style:text-properties fo:font-size="24pt" fo:font-weight="bold" officeooo:rsid="000c3dca" officeooo:paragraph-rsid="000c3dca" style:font-size-asian="24pt" style:font-weight-asian="bold" style:font-size-complex="24pt" style:font-weight-complex="bold"/>
    </style:style>
    <style:style style:name="P4" style:family="paragraph" style:parent-style-name="Standard">
      <style:text-properties fo:font-size="18pt" officeooo:paragraph-rsid="000c3dca" style:font-size-asian="18pt" style:font-size-complex="18pt"/>
    </style:style>
    <style:style style:name="T1" style:family="text">
      <style:text-properties officeooo:rsid="000c3dca"/>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Roller Coaster Problem</text:p>
      <text:p text:style-name="P1"/>
      <text:p text:style-name="P4">Imagine a roller-coaster where passengers wait in order to board the car (there is just one car). Suppose there are n passenger threads and a single car thread. The passengers repeatedly wait to take rides in the car, which can hold C passengers, where C &lt; n. The car can go around the tracks only when it is full. </text:p>
      <text:p text:style-name="P4"/>
      <text:p text:style-name="P4"><text:span text:style-name="T1">There</text:span> are some additional constraints: </text:p>
      <text:p text:style-name="P4"/>
      <text:p text:style-name="P4">• Passengers should invoke board() and unboard(). • The car should invoke load(), run(), and unload(). </text:p>
      <text:p text:style-name="P4">• Passengers cannot board until the car has invoked load().</text:p>
      <text:p text:style-name="P4">• The car cannot depart (i.e., invoke run()) until C passengers have boarded.</text:p>
      <text:p text:style-name="P4">• Passengers cannot unboard until the car has invoked unload(). </text:p>
      <text:p text:style-name="P4"/>
      <text:p text:style-name="P4"/>
      <text:p text:style-name="P4"><text:span text:style-name="T2">Hint :</text:span> A car ready to load people signals the number of free seats. The last person to enter the car signals the car to run. After reaching the boarding place again, the car signals to the passengers that they can leave the car and the last passenger leaving signals the car that the car is ready for the next r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manata" svg:font-family="Samanat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9:59:09.824782755</meta:creation-date>
    <dc:date>2018-10-30T20:02:35.816661852</dc:date>
    <meta:editing-duration>PT3M26S</meta:editing-duration>
    <meta:editing-cycles>1</meta:editing-cycles>
    <meta:document-statistic meta:table-count="0" meta:image-count="0" meta:object-count="0" meta:page-count="1" meta:paragraph-count="8" meta:word-count="177" meta:character-count="994" meta:non-whitespace-character-count="821"/>
    <meta:generator>LibreOffice/6.0.6.2$Linux_X86_64 LibreOffice_project/00m0$Build-2</meta:generator>
  </office:meta>
</office:document-meta>
</file>